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166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name-asian="Wingdings" style:font-size-asian="10.5pt" style:font-weight-asian="normal" style:font-name-complex="Wingdings" style:font-size-complex="12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1" style:family="paragraph" style:parent-style-name="Frame_20_contents">
      <style:paragraph-properties fo:text-align="center" style:justify-single-word="false"/>
      <style:text-properties style:font-name="Arial"/>
    </style:style>
    <style:style style:name="P12" style:family="paragraph" style:parent-style-name="Frame_20_contents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1.6772in"/>
          <style:tab-stop style:position="4.3098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font-name="Arial" fo:font-size="10.5pt" style:font-size-asian="10.5pt" style:font-size-complex="10.5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5.7098in" svg:y="0.45in" svg:width="1.9701in" draw:z-index="0">
        <draw:text-box fo:min-height="1.7075in">
          <text:p text:style-name="P11">Nomor Tiket</text:p>
          <text:p text:style-name="P12">{var2}</text:p>
          <text:p text:style-name="P11"/>
          <text:p text:style-name="P11">Diterima</text:p>
          <text:p text:style-name="P13">{var11}</text:p>
          <text:p text:style-name="P11"/>
          <text:p text:style-name="P11">Perkiraan Selesai</text:p>
          <text:p text:style-name="P13">{var12}</text:p>
        </draw:text-box>
      </draw:frame>
      <text:p text:style-name="P6">PUSAT LAYANAN DIREKTORAT JENDERAL ANGGARAN</text:p>
      <text:p text:style-name="P5">Telp<text:tab/>: 021-34832516</text:p>
      <text:p text:style-name="P5">Fax<text:tab/>: 021-34832515</text:p>
      <text:p text:style-name="P5">Call Center DJA<text:tab/>: 021-34832511</text:p>
      <text:p text:style-name="P3"><text:span text:style-name="T1">email<text:tab/>: </text:span><text:a xlink:type="simple" xlink:href="mailto:pusatlayanan@anggaran.depkeu.go.id"><text:span text:style-name="T1">pusatlayanan@anggaran.depkeu.go.id</text:span></text:a></text:p>
      <text:p text:style-name="P3"><text:span text:style-name="T1"><text:tab/> <text:s/></text:span><text:a xlink:type="simple" xlink:href="mailto:pusatlayanan.dja@gmail.com"><text:span text:style-name="T1">pusatlayanan.dja@gmail.com</text:span></text:a></text:p>
      <text:p text:style-name="P4"/>
      <text:p text:style-name="P4"/>
      <text:p text:style-name="P7">TANDA TERIMA</text:p>
      <text:p text:style-name="P8">Nomor Surat Usulan<text:tab/>: {var1}</text:p>
      <text:p text:style-name="P8">Tanggal Surat Usulan<text:tab/>: {tanggal_surat_usulan}</text:p>
      <text:p text:style-name="P8"/>
      <text:p text:style-name="P10">Informasi Unit Pengusul</text:p>
      <text:p text:style-name="P8">Nama K/L<text:tab/>: {var3}</text:p>
      <text:p text:style-name="P8">Eselon I<text:tab/>: {var4}</text:p>
      <text:p text:style-name="P8">Nama Petugas<text:tab/>: {var6}</text:p>
      <text:p text:style-name="P8">NIP<text:tab/>: {var5}</text:p>
      <text:p text:style-name="P8">Jabatan<text:tab/>: {var7}</text:p>
      <text:p text:style-name="P8">No. HP<text:tab/>: {var8}</text:p>
      <text:p text:style-name="P8">Telp. Kantor<text:tab/>: {var9}</text:p>
      <text:p text:style-name="P8">email<text:tab/>: {var10}</text:p>
      <text:p text:style-name="P8"/>
      <text:p text:style-name="P10">Kelengkapan Dokumen</text:p>
      <text:p text:style-name="P9">{var13}</text:p>
      <text:p text:style-name="P8"/>
      <text:p text:style-name="P10">Catatan Petugas Pusat Layanan DJA</text:p>
      <text:p text:style-name="P8">{var14}</text:p>
      <text:p text:style-name="P8"/>
      <text:p text:style-name="P8"/>
      <text:p text:style-name="P14"><text:tab/><text:tab/>Jakarta, {tanggal_sekarang}</text:p>
      <text:p text:style-name="P14"><text:tab/><text:tab/>Penyelia</text:p>
      <text:p text:style-name="P14"/>
      <text:p text:style-name="P14"/>
      <text:p text:style-name="P14"><text:tab/><text:tab/>{var15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Keterangan:</text:p>
        <text:p text:style-name="MP2">Informasi proses penyelesaian revisi dapat menghubungi</text:p>
        <text:p text:style-name="MP2">Call Center DJA dengan menyebutkan nomor tik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1T18:47:20.99</meta:creation-date>
    <meta:editing-duration>PT12M49S</meta:editing-duration>
    <meta:editing-cycles>7</meta:editing-cycles>
    <meta:generator>LibreOffice/3.4$Win32 LibreOffice_project/340m1$Build-402</meta:generator>
    <dc:date>2012-02-01T11:43:40.59</dc:date>
    <meta:document-statistic meta:table-count="0" meta:image-count="0" meta:object-count="0" meta:page-count="1" meta:paragraph-count="34" meta:word-count="99" meta:character-count="702" meta:non-whitespace-character-count="628"/>
  </office:meta>
</office:document-meta>
</file>